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stretnutie</text:p>
      <text:p text:style-name="P1"/>
      <text:p text:style-name="Standard"><text:span text:style-name="T3">Dátum:</text:span> 3.10.2013</text:p>
      <text:p text:style-name="Standard"/>
      <text:p text:style-name="Standard"><text:span text:style-name="T3">Prítomní:</text:span> Adam Horváth, Andrej Sekáč a Timotej Krajči. Michal Raška, Peter Šulík.</text:p>
      <text:p text:style-name="Standard"/>
      <text:p text:style-name="P1"><text:span text:style-name="T1">Agenda:</text:span><text:span text:style-name="T2"> Ganttov diagram, vytvorenie repozitára, výber programovacieho jazyka.</text:span></text:p>
      <text:p text:style-name="P3"/>
      <text:p text:style-name="P1"><text:span text:style-name="T1">Plánované úlohy:</text:span><text:span text:style-name="T2"> Vytvorenie katalógu požiadaviek.</text:span></text:p>
      <text:p text:style-name="P3"/>
      <text:p text:style-name="P1"><text:span text:style-name="T1">Priebeh stretnutia:</text:span><text:span text:style-name="T2"> Keďže Andrej sa z rodinných dôvodov nemohol zúčastniť cvičenia, stretli sme sa ešte pred týmto večerným cvičením aby sme rozobrali definitívne programovací jazyk. Rozhodli sme sa pre jazyk Ruby, nakoľko dvaja členovia nášho tímu majú s týmto jazykom už skúsenosti a my zvyšní sa radi niečomu novému priučíme. Zároveň sme sa aj rozhodli že celý projekt budeme uploadovať na GitHub. Vytvorili sme tam teda repozitár, popridávali členov tímu, aby mohli prispievať, vyskúšali ako sa správa táto služba v prípade konfliktu. Tu sa od nás Andrej z už spomínaných dôvodov odpojil, ale v pláne bol už len Ganttov diagram. Najprv nám robilo trochu problém nájsť vhodný nástroj, ale potom nám pán Petrovič poradil aplikáciu Viewpath, tak sme sa rozbeh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Raška</meta:initial-creator>
    <meta:creation-date>2013-10-06T22:38:20.59</meta:creation-date>
    <dc:date>2013-10-06T23:12:00.53</dc:date>
    <dc:creator>Michal Raška</dc:creator>
    <meta:editing-duration>PT33M39S</meta:editing-duration>
    <meta:editing-cycles>2</meta:editing-cycles>
    <meta:generator>OpenOffice/4.0.0$Win32 OpenOffice.org_project/400m3$Build-9702</meta:generator>
    <meta:document-statistic meta:table-count="0" meta:image-count="0" meta:object-count="0" meta:page-count="1" meta:paragraph-count="6" meta:word-count="149" meta:character-count="999"/>
  </office:meta>
</office:document-meta>
</file>